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llabus</text:p>
      <text:list xml:id="list1817521398" text:style-name="L1">
        <text:list-item>
          <text:p text:style-name="P1">Digital logic. Arithmetic for computers.</text:p>
        </text:list-item>
        <text:list-item>
          <text:p text:style-name="P1">Elements of set theory.</text:p>
        </text:list-item>
        <text:list-item>
          <text:p text:style-name="P1">Finite state machines (automata). Nondeterministic automata.</text:p>
        </text:list-item>
        <text:list-item>
          <text:p text:style-name="P1">Regular languages.</text:p>
        </text:list-item>
        <text:list-item>
          <text:p text:style-name="P1">Context-free languages and pushdown automata.</text:p>
        </text:list-item>
        <text:list-item>
          <text:p text:style-name="P1">Turing machines. Universal Turing machines. Undecidable problems.</text:p>
        </text:list-item>
        <text:list-item>
          <text:p text:style-name="P1">Data structures: representations and operations.</text:p>
        </text:list-item>
        <text:list-item>
          <text:p text:style-name="P1">Lists, stacks, queues and dequeues.</text:p>
        </text:list-item>
        <text:list-item>
          <text:p text:style-name="P1">Trees, forests, binary trees.</text:p>
        </text:list-item>
        <text:list-item>
          <text:p text:style-name="P1">Tree traversal and other operations; binary search trees.</text:p>
        </text:list-item>
        <text:list-item>
          <text:p text:style-name="P1">Organisation of disk storage; methods of file organisation; B-trees.</text:p>
        </text:list-item>
        <text:list-item>
          <text:p text:style-name="P1">Design and analysis of algorithms. Sorting and searching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4.2$Linux_X86_64 LibreOffice_project/30$Build-2</meta:generator>
    <dc:date>2020-01-26T17:28:36.338225505</dc:date>
    <meta:editing-duration>PT14S</meta:editing-duration>
    <meta:editing-cycles>1</meta:editing-cycles>
    <meta:document-statistic meta:table-count="0" meta:image-count="0" meta:object-count="0" meta:page-count="1" meta:paragraph-count="13" meta:word-count="81" meta:character-count="565" meta:non-whitespace-character-count="509"/>
  </office:meta>
</office:document-meta>
</file>